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28307" officeooo:paragraph-rsid="00028307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059c3" officeooo:paragraph-rsid="000059c3"/>
    </style:style>
    <style:style style:name="P4" style:family="paragraph" style:parent-style-name="Standard">
      <style:text-properties officeooo:rsid="00020620" officeooo:paragraph-rsid="00028307"/>
    </style:style>
    <style:style style:name="P5" style:family="paragraph" style:parent-style-name="Standard">
      <style:text-properties style:text-underline-style="solid" style:text-underline-width="auto" style:text-underline-color="font-color" officeooo:rsid="00020620" officeooo:paragraph-rsid="00020620"/>
    </style:style>
    <style:style style:name="P6" style:family="paragraph" style:parent-style-name="Standard">
      <style:text-properties officeooo:rsid="00028307" officeooo:paragraph-rsid="00028307"/>
    </style:style>
    <style:style style:name="T1" style:family="text">
      <style:text-properties officeooo:rsid="00020620"/>
    </style:style>
    <style:style style:name="T2" style:family="text">
      <style:text-properties officeooo:rsid="00028307"/>
    </style:style>
    <style:style style:name="T3" style:family="text">
      <style:text-properties style:text-underline-style="solid" style:text-underline-width="auto" style:text-underline-color="font-color" officeooo:rsid="00028307"/>
    </style:style>
    <style:style style:name="T4" style:family="text">
      <style:text-properties officeooo:rsid="0002d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hine Learning – Assignment #1 – Task 3 </text:p>
      <text:p text:style-name="P3">U1425964</text:p>
      <text:p text:style-name="P3"/>
      <text:p text:style-name="P3">The most predictive attribute for classification of plants or animals in the given dataset is TNA. <text:span text:style-name="T1">The following two statistics were used to come to this conclusion.</text:span></text:p>
      <text:p text:style-name="P3"/>
      <text:p text:style-name="P5">Regression coefficients</text:p>
      <text:p text:style-name="P4">Since the attributes are standardised, the absolute value of the coefficients of the predictors should tell us how much each of the attributes affect the final result. <text:span text:style-name="T2">Comparing coefficients from fitting the ClassA dataset using both ridge and lasso regression gave consistent results. TNA </text:span><text:s/><text:span text:style-name="T2">had a coefficient around 0.27 while the next closest, p2 ranged around 0.21 and all the others were far below these figures. </text:span></text:p>
      <text:p text:style-name="P4"/>
      <text:p text:style-name="P4"><text:span text:style-name="T3">Change in R-squared</text:span> </text:p>
      <text:p text:style-name="P6">R-square values when each attribute is dropped one at a time was compared to confirm the findings <text:s/>from above. The R-square results is given below. </text:p>
      <text:p text:style-name="P6"/>
      <text:p text:style-name="P1">('TNA', 0.28105216079231621)</text:p>
      <text:p text:style-name="Preformatted_20_Text">('c1', 0.43005288842083472)</text:p>
      <text:p text:style-name="Preformatted_20_Text">('c2', 0.43018050609511016)</text:p>
      <text:p text:style-name="Preformatted_20_Text">('c3', 0.43073599237781768)</text:p>
      <text:p text:style-name="Preformatted_20_Text">('m1', 0.42909723815116152)</text:p>
      <text:p text:style-name="Preformatted_20_Text">('m2', 0.43019786476281113)</text:p>
      <text:p text:style-name="Preformatted_20_Text">('m3', 0.4309052612968175)</text:p>
      <text:p text:style-name="Preformatted_20_Text">('n1', 0.42895624225271234)</text:p>
      <text:p text:style-name="Preformatted_20_Text">('n2', 0.42977308760816912)</text:p>
      <text:p text:style-name="Preformatted_20_Text">('n3', 0.42999849951356667)</text:p>
      <text:p text:style-name="Preformatted_20_Text">('p1', 0.43030473055910329)</text:p>
      <text:p text:style-name="Preformatted_20_Text">('p2', 0.36615339854247286)</text:p>
      <text:p text:style-name="P2">('p3', 0.42977846493343386)</text:p>
      <text:p text:style-name="P6">Clearly, <text:span text:style-name="T4">absence of </text:span>TNA <text:span text:style-name="T4">followed by p2 </text:span>cause the biggest fluctuations implying that they have a higher predictive power in this datas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4:21:37.001033669</meta:creation-date>
    <dc:date>2017-02-06T18:57:47.044568056</dc:date>
    <meta:editing-duration>PT1H41M34S</meta:editing-duration>
    <meta:editing-cycles>2</meta:editing-cycles>
    <meta:generator>LibreOffice/5.2.2.2.0$Linux_X86_64 LibreOffice_project/20m0$Build-2</meta:generator>
    <meta:document-statistic meta:table-count="0" meta:image-count="0" meta:object-count="0" meta:page-count="1" meta:paragraph-count="21" meta:word-count="178" meta:character-count="1310" meta:non-whitespace-character-count="1144"/>
  </office:meta>
</office:document-meta>
</file>